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Handler.apply( FaceletContext faceletContext , UIComponent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verterHandler.ConverterHandler( Tag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